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f6fb" officeooo:paragraph-rsid="0019f6fb"/>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9f6fb"/>
    </style:style>
    <style:style style:name="P4" style:family="paragraph" style:parent-style-name="Text_20_body">
      <style:text-properties officeooo:paragraph-rsid="0019f6fb"/>
    </style:style>
    <style:style style:name="P5" style:family="paragraph" style:parent-style-name="Text_20_body">
      <style:paragraph-properties fo:text-align="justify" style:justify-single-word="false"/>
    </style:style>
    <style:style style:name="P6" style:family="paragraph" style:parent-style-name="Heading_20_1">
      <style:text-properties officeooo:rsid="0019f6fb" officeooo:paragraph-rsid="0019f6fb"/>
    </style:style>
    <style:style style:name="P7" style:family="paragraph" style:parent-style-name="Text_20_body" style:list-style-name="L1"/>
    <style:style style:name="T1" style:family="text">
      <style:text-properties officeooo:rsid="0019f6fb"/>
    </style:style>
    <style:style style:name="T2" style:family="text">
      <style:text-properties officeooo:rsid="001b7c73"/>
    </style:style>
    <style:style style:name="T3" style:family="text">
      <style:text-properties officeooo:rsid="001c12a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rendu Devoir </text:p>
      <text:p text:style-name="Standard"/>
      <text:p text:style-name="Standard"/>
      <text:p text:style-name="P1">Titre</text:p>
      <text:p text:style-name="Standard"/>
      <text:p text:style-name="P1">Master 1 Humanités numériques</text:p>
      <text:p text:style-name="P1">2021-2022</text:p>
      <text:p text:style-name="P1"/>
      <text:p text:style-name="P1">Margot Pascual</text:p>
      <text:p text:style-name="P1">Louis-Fiacre Franchet d’Espèrey</text:p>
      <text:p text:style-name="Standard"/>
      <text:p text:style-name="Standard"/>
      <text:p text:style-name="Standard"/>
      <text:h text:style-name="P6" text:outline-level="1">Introduction du document, et du contexte du travail</text:h>
      <text:p text:style-name="P4"/>
      <text:p text:style-name="P2"><text:tab/>Le document sur lequel nous travaillons porte sur le Château de Chavigny à Lerné en Touraine. Au XVIème siècle, c'est la famille des seigneurs Leroy qui possède ce château. Avant 1568, en pleine guerre de religion, François Leroy, du parti du roi et des catholiques, participe à la capture et la rançon du prince de Condé, du parti protestant. En 1568, François Leroy, en tant que capitaine de 50 lances au service du roi, part en campagne avec lui. Le prince de Condé pousse les saumurois, majoritairement du parti protestant à assiéger la forteresse royale de Chinon. Le siège fut un échec, et les protestants ratissèrent le long de la rive gauche de la Vienne et tombèrent sur le château de Chavigny. Il<text:span text:style-name="T3">s </text:span>l'assiégèrent, <text:span text:style-name="T3">et </text:span>avec plusieurs canons firent une brèche dans les remparts, <text:span text:style-name="T3">puis</text:span> pillèrent et brulèrent le chateau. En 1569, François Leroy organisa un compte-rendu minutieux du pillage avec l'enregistrement des témoignages de celui-ci, accompagné du compte-rendu des dégâts par de nombreux représentants de<text:span text:style-name="T1">s</text:span> <text:span text:style-name="T1">différentes </text:span>corporation<text:span text:style-name="T1">s néc</text:span><text:span text:style-name="T3">e</text:span><text:span text:style-name="T1">ssaire</text:span><text:span text:style-name="T3">s</text:span><text:span text:style-name="T1"> à la construction et l’entretien d’un château</text:span>. Notre devoir porte ainsi sur la transcription du manuscrit de ces compte-rendus: nous avons choisi de travailler sur 6 feuillets parmi la <text:span text:style-name="T1">multitude</text:span> de feuillets qui constitue ce manuscrit.</text:p>
      <text:p text:style-name="P2"/>
      <text:p text:style-name="P3"><text:tab/>A<text:span text:style-name="T1">u</text:span> travers <text:span text:style-name="T1">de </text:span>ce devoir, nous avons essayé de travailler en équipe afin de transcrire des feuilles de manuscrit du XVIème siècle. Le choix des feuillets fut assez simple: nous choisîmes de travailler sur les feuillets qui sont en meilleur état, et qui étaient aussi à <text:s/>la suite des uns des autres afin de composer un corpus lisible et compréhensible. Par exemple, le compte-rendu des dégâts du château qui fait parti du même ensemble de texte est dans un état de conservation assez mauvais, d'où notre sélection des feuillets de l'ensemble des témoignages relatifs au pillage du château. </text:p>
      <text:p text:style-name="P3"/>
      <text:p text:style-name="P2"><text:tab/>Les principales problématiques autour de ce devoir furent le choix de transcription, du modèle E-Scriptorium et de l'organisation du repository.</text:p>
      <text:p text:style-name="Standard"/>
      <text:p text:style-name="Standard"/>
      <text:h text:style-name="Heading_20_1" text:outline-level="1">Organisation du repository</text:h>
      <text:p text:style-name="Standard"/>
      <text:p text:style-name="P2"><text:tab/>L'organisation du repository fut une étape assez laborieuse pour plusieurs raisons. D'abord, du fait de nos différences de point de vue sur l'utilité ou <text:span text:style-name="T3">du nom </text:span>de dossiers pour définir l'ossature <text:soft-page-break/>du repository. Une deuxième difficulté fut la manipulation des commandes ‘git’ dans le terminal. Nous avons créé plusieurs repositories où à cause d'erreurs trop nombreuses, il nous a semblé plus sein de repartir sur un nouveau repository. C'est notamment les étapes de ‘push’ et pull qui furent délicates à bien maîtriser.</text:p>
      <text:p text:style-name="P5"><text:span text:style-name="T1">Structure de la branche ‘main’</text:span> :</text:p>
      <text:list xml:id="list1769585102" text:style-name="L1">
        <text:list-item>
          <text:p text:style-name="P7">Un Dossier 'Images' contenant six images issues du Témoignage du pillage du Château de Chavigny à Lerné en Touraine en 1468 par les protestants.</text:p>
        </text:list-item>
        <text:list-item>
          <text:p text:style-name="P7">Un Dossier 'Escriptorium' qui contien<text:span text:style-name="T1">t</text:span> les sorties d'eScriptorium.</text:p>
        </text:list-item>
        <text:list-item>
          <text:p text:style-name="P7">Un Dossier 'Transcription' qui contien<text:span text:style-name="T1">t</text:span> notre compte rendu</text:p>
        </text:list-item>
        <text:list-item>
          <text:p text:style-name="P7">Un fichier 'choix_transcription.txt' qui explique nos choix de transcription.</text:p>
        </text:list-item>
        <text:list-item>
          <text:p text:style-name="P7">Un fichier 'introduction_du_manuscrit.txt' qui décrit le manuscrit que nous allons transcrire.</text:p>
        </text:list-item>
      </text:list>
      <text:p text:style-name="Text_20_body">Une seconde branche, '<text:span text:style-name="T1">travail</text:span>' qui contient la même structure que main, servi<text:span text:style-name="T1">t</text:span> pour le travail courant. Ainsi nous <text:span text:style-name="T1">av</text:span>ons <text:span text:style-name="T1">versé</text:span> les éléments de ‘<text:span text:style-name="T1">travail’</text:span> vers main à chaque évolution majeure et vérifiée.</text:p>
      <text:p text:style-name="P2"/>
      <text:h text:style-name="Heading_20_1" text:outline-level="1">Choix de transcription</text:h>
      <text:p text:style-name="Standard"/>
      <text:p text:style-name="P2"><text:tab/>Pour ce qui est des choix de transcription, nous avons utilisé github pour communiquer sur les différents choix et méthodes qui conviendraient le mieux à notre travail: les manuscrits étant assez anciens, et la conservation au fil des siècles n'ayant pas été la plus optimale, certains feuillets étaient trop abîmés, ou illisibles, pour que nous puissions les transcrire entièrement. Nous avons donc choisi de laisser les phrases 'vides' dans la transcription lorsque nous ne pouvions pas lire les phrases, et afin de rester fidèle au possible au texte d'origine, nous avons choisi de ne pas moderniser le texte mais de simplement transcrire les mots tels que nous les voyions, avec l'orthographe de l'époque. Au sein de l'équipe, nous n'étions pas d'accord sur ce dernier point au début: l'un de nous deux voulait rester le plus fidèle possible aux <text:s/>feuillets d'origine, tandis que l'autre pensait plutôt moderniser pour des soucis de lisibilité. Au final, nous avons choisi d'enlever tout ce qui était accent et modernisation afin de retranscrire les feuillets 'tels qu'ils sont' pour rester au plus près du texte. Le fichier des choix de transcription n'a pas servi autant que nous le souhaitions du fait du peu de problématique<text:span text:style-name="T3">s</text:span> à traiter, <text:span text:style-name="T3">l</text:span>es issues étant suffisante<text:span text:style-name="T3">s</text:span> pour <text:s/>questionner nos pratiques de transcription et la normalisation de celles-ci.</text:p>
      <text:p text:style-name="P2"><text:tab/>Malheureusement, étant néophyte<text:span text:style-name="T3">s</text:span> en paléographie, nous n'avons pas pu transcrire certaines parties du texte des feuillets qui étaient trop avancées pour nous: </text:p>
      <text:p text:style-name="P2">néanmoins, grâce aux échanges sur les issues github et l'aide de paléographes externes, nous avons réussi à composer un corpus de transcriptions assez lisibles pour permettre une réutilisation</text:p>
      <text:p text:style-name="P2">dans le cadre de recherche préparatoire sur l'histoire de Chavigny.</text:p>
      <text:p text:style-name="Standard"/>
      <text:h text:style-name="Heading_20_1" text:outline-level="1">Enjeu E-Scriptorium</text:h>
      <text:p text:style-name="Standard"/>
      <text:p text:style-name="Standard"><text:tab/>Pour réaliser ces transcriptions, le choix d'E-Scriptorium comme outil nous a paru comme une évidence: simple d'utilisation, et avec des modèles prêts à l'usage avec une découpe optimale pour revenir sur les éventuelles erreurs de transcription, nous avons très vite décider de l'utiliser pour ce devoir. Cependant, nous nous sommes vites rendu compte que les différents modèles pour les manuscrits ne transcrivaient pas la main de l'auteur de nos feuillets, ces derniers présentant <text:soft-page-break/>beaucoup de ratures ou d'usure à cause du temps passé: le modèle d'imprimerie du 16-18ème siècle resta le modèle qui transcrivait le mieux nos feuillets, bien que jonché d'erreurs. Nous avons donc opté pour une transcription à la main plus artisanal, tout en se servant d'E-Scriptorium comme support pour le découpage du texte dans nos feuillets.</text:p>
      <text:p text:style-name="Standard"/>
      <text:p text:style-name="Standard">Nous avons choisi de déposer nos transcriptions sous format XML/<text:span text:style-name="T2">ALTO </text:span>sur le dépôt, afin que notre projet puisse servir à des chercheurs qui voudraient se pencher sur l'histoire du château, et pouvoir ainsi en extraire des informations plus facilement.</text:p>
      <text:p text:style-name="Standard"/>
      <text:h text:style-name="Heading_20_1" text:outline-level="1">Problématiques diverses <text:span text:style-name="T2">et obstacles</text:span></text:h>
      <text:p text:style-name="Standard"/>
      <text:p text:style-name="P2"><text:tab/>Les principales problématiques se dégageant de notre devoir sont bien évidemment, dans un premier temps, l’utilisation des issues pour un travail de transcription réalisé en équipe. Dans un premier temps, nous nous sommes contentés d’utiliser les issues pour prévenir <text:s/>d’éventuels obstacles ou difficultés que nous rencontrions lors de nos transcriptions : mais étant donné que le projet s’est étendu sur la période des vacances de Noël, où nous n’avons pas pu nous voir ou communiquer aisément, nous nous sommes vite rendus compte de la nécessité d’utiliser les issues pour prévenir l’un et l’autre de nos avancées, car il est arrivé à plusieurs reprises que nous travaillions sur le même feuillet. Nous avons aussi choisi de ne pas seulement utiliser les labels de github mais aussi de créer les nôtres, plus personnalisés et utiles pour classer facilement les issues en urgent et moins urgent.</text:p>
      <text:p text:style-name="P2"/>
      <text:p text:style-name="P2"><text:tab/>Une autre problématique que nous avons rencontré fut une problématique liée aux limites de la transcription : la conservation de la mise en page des feuillets originels. Ces derniers étant jonchés de ratures et de rajouts dans les marges, nous avons dans un premier temps pensé à conserver ceux-ci dans notre transcription, et de conserver cette mise en page grâce à E-Scriptorium : seulement, à cause de la nature assez anarchique de la structure du feuillet, nous n’avons pas réussi à retranscrire cela en XML/ALTO.</text:p>
      <text:p text:style-name="P2"><text:s/></text:p>
      <text:p text:style-name="P2"><text:tab/>Enfin, la dernière problématique majeure que nous avons rencontrée lors de ce projet fut la mise en libre-service de notre transcription pour le plus grand nombre : comme énoncé précédemment, la volonté de publier notre transcription en XML/ALTO en faisait partie, mais la structure de notre repository et le fait de publier nos choix de transcription constituent aussi une tentative de répondre à cette problématique. En effet, puisque nous tenions à ce que ces données puissent être réutilisées par des chercheurs, nous avons jugé nécessaire d’expliquer nos choix </text:p>
      <text:p text:style-name="P2">au fur et à mesure que nous transcrivions, et que notre repository soit assez simple à naviguer afin que les chercheurs puissent trouver les informations dont ils ont besoin assez facilement- ou rejoindre le projet en cours de rou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7T11:51:53.477069099</meta:creation-date>
    <dc:date>2022-01-27T12:06:22.191593042</dc:date>
    <meta:editing-duration>PT9M28S</meta:editing-duration>
    <meta:editing-cycles>3</meta:editing-cycles>
    <meta:generator>LibreOffice/6.4.7.2$Linux_X86_64 LibreOffice_project/40$Build-2</meta:generator>
    <meta:document-statistic meta:table-count="0" meta:image-count="0" meta:object-count="0" meta:page-count="3" meta:paragraph-count="33" meta:word-count="1340" meta:character-count="8557" meta:non-whitespace-character-count="7235"/>
  </office:meta>
</office:document-meta>
</file>